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59FBB2DB374E20B0.png" manifest:media-type="image/png"/>
  <manifest:file-entry manifest:full-path="Pictures/100002F90000051000000510D098C07FB7A0188E.svg" manifest:media-type="image/svg+xml"/>
  <manifest:file-entry manifest:full-path="Pictures/100000010000002D0000002D253722CC6D05B8D4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17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93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 loext:color-lum-mod="100%" loext:color-lum-off="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loext:color-lum-mod="100%" loext:color-lum-off="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style:font-style-asian="italic" style:font-style-complex="italic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loext:color-lum-mod="100%" loext:color-lum-off="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808080" loext:opacity="100%" style:font-name="Merriweather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0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3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4" style:family="text">
      <style:text-properties fo:color="#111111" loext:opacity="100%" style:font-name="Merriweather" fo:font-size="10pt" style:font-size-asian="10pt" style:font-size-complex="10pt"/>
    </style:style>
    <style:style style:name="T55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666666" loext:opacity="100%" style:font-name="Merriweath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/>
    </style:style>
    <style:style style:name="T6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2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</text:span><text:span text:style-name="T2">Engineer </text:span><text:span text:style-name="T3">(Frontend </text:span><text:span text:style-name="T3">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</text:span><text:span text:style-name="T4">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asalih.vercel.app/me/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</text:span><text:span text:style-name="T8">ma</text:span><text:span text:style-name="T8">d</text:span><text:span text:style-name="T9"> </text:span><text:span text:style-name="T9">Sali</text:span><text:span text:style-name="T9">h</text:span></text:p>
          </draw:text-box>
        </draw:frame>
        <draw:frame draw:style-name="gr8" draw:text-style-name="P13" draw:layer="layout" svg:width="2.918cm" svg:height="0.746cm" svg:x="0.793cm" svg:y="2.7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253722CC6D05B8D4.png" xlink:type="simple" xlink:show="embed" xlink:actuate="onLoad" draw:mime-type="image/png"/>
        </draw:frame>
        <draw:line draw:style-name="gr11" draw:text-style-name="P17" draw:layer="layout" svg:x1="6.251cm" svg:y1="8.154cm" svg:x2="20.367cm" svg:y2="8.154cm">
          <text:p/>
        </draw:line>
        <draw:frame draw:style-name="gr12" draw:text-style-name="P18" draw:layer="layout" svg:width="2.948cm" svg:height="0.64cm" svg:x="0.763cm" svg:y="8.1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704cm">
          <draw:text-box>
            <text:p><text:span text:style-name="T10">Technical Experience</text:span></text:p>
          </draw:text-box>
        </draw:frame>
        <draw:frame draw:style-name="gr13" draw:text-style-name="P20" draw:layer="layout" svg:width="18.771cm" svg:height="0.742cm" svg:x="1.144cm" svg:y="9.766cm">
          <draw:text-box>
            <text:p text:style-name="P19"><text:span text:style-name="T14">A Platform that manage people to sell their products online.</text:span></text:p>
          </draw:text-box>
        </draw:frame>
        <draw:frame draw:style-name="gr14" draw:text-style-name="P22" draw:layer="layout" svg:width="18.72cm" svg:height="0.696cm" svg:x="1.185cm" svg:y="10.892cm">
          <draw:text-box>
            <text:list text:style-name="L2">
              <text:list-item>
                <text:p text:style-name="P21"><text:span text:style-name="T15">Achiev</text:span><text:span text:style-name="T15">ed </text:span><text:span text:style-name="T16">author</text:span><text:span text:style-name="T16">izing</text:span><text:span text:style-name="T15">/</text:span><text:span text:style-name="T16">a</text:span><text:span text:style-name="T16">uthenti</text:span><text:span text:style-name="T16">cating</text:span><text:span text:style-name="T15"> </text:span><text:span text:style-name="T15">for </text:span><text:span text:style-name="T15">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2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5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3.425cm" svg:x="0.826cm" svg:y="3.619cm">
          <draw:text-box>
            <text:p text:style-name="P21"><text:span text:style-name="T19">Ahmad is an experienced frontend developer with a strong background in </text:span><text:span text:style-name="T20">ReactJS and </text:span><text:span text:style-name="T19">mo-dern web development technologies. Proficient in technologies such as </text:span><text:span text:style-name="T20">ES6+ </text:span><text:span text:style-name="T20">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and much more. Also Experienced in </text:span><text:span text:style-name="T19">Backend technologies 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. And he has hands-on building </text:span><text:span text:style-name="T19">CI/CD pipelines with </text:span><text:span text:style-name="T20">Docker</text:span><text:span text:style-name="T19"> and tools such as Circle CI, Travis CI, and GitHub Actions.</text:span></text:p>
          </draw:text-box>
        </draw:frame>
        <draw:frame draw:style-name="gr18" draw:text-style-name="P26" draw:layer="layout" svg:width="8.769cm" svg:height="0.696cm" svg:x="2.308cm" svg:y="8.587cm">
          <draw:text-box>
            <text:list text:style-name="L2">
              <text:list-header>
                <text:p text:style-name="P19"><text:span text:style-name="T21">( e Commercial platform) <text:s text:c="6"/></text:span><text:span text:style-name="T22">WIP</text:span></text:p>
              </text:list-header>
            </text:list>
          </draw:text-box>
        </draw:frame>
        <draw:frame draw:style-name="gr19" draw:text-style-name="P27" draw:layer="layout" svg:width="5.448cm" svg:height="0.742cm" svg:x="0.99cm" svg:y="10.348cm">
          <draw:text-box>
            <text:p text:style-name="P19"><text:span text:style-name="T23"><text:s/></text:span><text:span text:style-name="T23">Key </text:span><text:span text:style-name="T23">features</text:span></text:p>
          </draw:text-box>
        </draw:frame>
        <draw:frame draw:style-name="gr20" draw:text-style-name="P28" draw:layer="layout" svg:width="20.221cm" svg:height="1.309cm" svg:x="0.854cm" svg:y="6.47cm">
          <draw:text-box>
            <text:p text:style-name="P19"><text:span text:style-name="T19">Now he is </text:span><text:span text:style-name="T19">looking for </text:span><text:span text:style-name="T19">a </text:span><text:span text:style-name="T19">challengin</text:span><text:span text:style-name="T19">g and </text:span><text:span text:style-name="T19">pushing </text:span><text:span text:style-name="T19">forward </text:span><text:span text:style-name="T19">role, </text:span><text:span text:style-name="T19">Where he </text:span><text:span text:style-name="T19">can </text:span><text:span text:style-name="T24">utilize</text:span><text:span text:style-name="T19"> </text:span><text:span text:style-name="T19">his skills </text:span><text:span text:style-name="T19">and </text:span><text:span text:style-name="T19">continue </text:span><text:span text:style-name="T19">learning </text:span><text:span text:style-name="T19">and </text:span><text:span text:style-name="T19">growing as </text:span><text:span text:style-name="T19">a </text:span><text:span text:style-name="T19">developer.</text:span></text:p>
          </draw:text-box>
        </draw:frame>
        <draw:frame draw:style-name="gr21" draw:text-style-name="P29" draw:layer="layout" svg:width="13.431cm" svg:height="0.823cm" svg:x="1.811cm" svg:y="17.8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388cm">
          <draw:text-box>
            <text:p text:style-name="P21"><text:span text:style-name="T26">Object-Oriented Design</text:span></text:p>
          </draw:text-box>
        </draw:frame>
        <draw:line draw:style-name="gr11" draw:text-style-name="P31" draw:layer="layout" svg:x1="3.91cm" svg:y1="17.462cm" svg:x2="20.367cm" svg:y2="17.472cm">
          <text:p/>
        </draw:line>
        <draw:frame draw:style-name="gr23" draw:text-style-name="P32" draw:layer="layout" svg:width="3.686cm" svg:height="0.633cm" svg:x="0.66cm" svg:y="17.49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7.024cm">
          <draw:text-box>
            <text:p><text:span text:style-name="T28">Achievements</text:span></text:p>
          </draw:text-box>
        </draw:frame>
        <draw:line draw:style-name="gr25" draw:text-style-name="P34" draw:layer="layout" svg:x1="1.555cm" svg:y1="18.52cm" svg:x2="1.555cm" svg:y2="20.047cm">
          <text:p text:style-name="P11"><text:s/></text:p>
        </draw:line>
        <draw:frame draw:style-name="gr26" draw:text-style-name="P36" draw:layer="layout" svg:width="3.502cm" svg:height="0.717cm" svg:x="16.77cm" svg:y="18.3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9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788cm">
          <draw:text-box>
            <text:p text:style-name="P19"><text:span text:style-name="T26">Design Patterns</text:span></text:p>
          </draw:text-box>
        </draw:frame>
        <draw:frame draw:style-name="gr26" draw:text-style-name="P36" draw:layer="layout" svg:width="3.502cm" svg:height="0.717cm" svg:x="16.77cm" svg:y="18.7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188cm">
          <draw:text-box>
            <text:p text:style-name="P21"><text:span text:style-name="T26">Software Architecture</text:span></text:p>
          </draw:text-box>
        </draw:frame>
        <draw:frame draw:style-name="gr26" draw:text-style-name="P36" draw:layer="layout" svg:width="3.502cm" svg:height="0.717cm" svg:x="16.77cm" svg:y="19.199cm">
          <draw:text-box>
            <text:p text:style-name="P35"><text:span text:style-name="T29">(</text:span><text:span text:style-name="T29">W</text:span><text:span text:style-name="T29">I</text:span><text:span text:style-name="T29">P</text:span><text:span text:style-name="T30">)</text:span></text:p>
          </draw:text-box>
        </draw:frame>
        <draw:frame draw:style-name="gr22" draw:text-style-name="P30" draw:layer="layout" svg:width="6.666cm" svg:height="0.657cm" svg:x="2.117cm" svg:y="19.588cm">
          <draw:text-box>
            <text:p text:style-name="P21"><text:span text:style-name="T26">Service-</text:span><text:span text:style-name="T26">Oriented </text:span><text:span text:style-name="T26">Architecture</text:span></text:p>
          </draw:text-box>
        </draw:frame>
        <draw:frame draw:style-name="gr26" draw:text-style-name="P36" draw:layer="layout" svg:width="3.502cm" svg:height="0.717cm" svg:x="16.77cm" svg:y="19.5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5.7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5.6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5.7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5.7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5.6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5.6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208cm" svg:x2="20.367cm" svg:y2="3.208cm">
          <text:p/>
        </draw:line>
        <draw:line draw:style-name="gr11" draw:text-style-name="P31" draw:layer="layout" svg:x1="4.609cm" svg:y1="22.755cm" svg:x2="20.367cm" svg:y2="22.755cm">
          <text:p/>
        </draw:line>
        <draw:frame draw:style-name="gr28" draw:text-style-name="P32" draw:layer="layout" svg:width="5.228cm" svg:height="0.751cm" svg:x="0.664cm" svg:y="22.8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334cm">
          <draw:text-box>
            <text:p><text:span text:style-name="T28">Work </text:span><text:span text:style-name="T28">Experien</text:span><text:span text:style-name="T28">ce</text:span></text:p>
          </draw:text-box>
        </draw:frame>
        <draw:frame draw:style-name="gr21" draw:text-style-name="P29" draw:layer="layout" svg:width="12.174cm" svg:height="0.823cm" svg:x="1.804cm" svg:y="19.9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5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9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3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4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8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2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20.0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7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7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7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591cm" svg:x2="1.555cm" svg:y2="21.797cm">
          <text:p/>
        </draw:line>
        <draw:custom-shape draw:style-name="gr31" draw:text-style-name="P46" draw:layer="layout" svg:width="0.175cm" svg:height="0.181cm" svg:x="1.46cm" svg:y="22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298cm">
          <draw:text-box>
            <text:p><text:span text:style-name="T34">Militar</text:span><text:span text:style-name="T34">y</text:span></text:p>
          </draw:text-box>
        </draw:frame>
        <draw:frame draw:style-name="gr26" draw:text-style-name="P49" draw:layer="layout" svg:width="5.143cm" svg:height="0.717cm" svg:x="15.287cm" svg:y="23.449cm">
          <draw:text-box>
            <text:p text:style-name="P44"><text:span text:style-name="T35">Jan – </text:span><text:span text:style-name="T35">2022 : Mar <text:s/></text:span><text:span text:style-name="T35">- 2023 </text:span></text:p>
          </draw:text-box>
        </draw:frame>
        <draw:frame draw:style-name="gr34" draw:text-style-name="P50" draw:layer="layout" svg:width="5.225cm" svg:height="0.823cm" svg:x="1.897cm" svg:y="23.901cm">
          <draw:text-box>
            <text:p text:style-name="P21"><text:span text:style-name="T36">Fullstac</text:span><text:span text:style-name="T36">k </text:span><text:span text:style-name="T36">develop</text:span><text:span text:style-name="T36">er</text:span></text:p>
          </draw:text-box>
        </draw:frame>
        <draw:frame draw:style-name="gr35" draw:text-style-name="P51" draw:layer="layout" svg:width="9.256cm" svg:height="0.742cm" svg:x="4.14cm" svg:y="23.412cm">
          <draw:text-box>
            <text:p text:style-name="P19"><text:span text:style-name="T37">Military </text:span><text:span text:style-name="T37">service life </text:span><text:span text:style-name="T37">time</text:span></text:p>
          </draw:text-box>
        </draw:frame>
        <draw:frame draw:style-name="gr36" draw:text-style-name="P52" draw:layer="layout" svg:width="19.062cm" svg:height="1.263cm" svg:x="1.875cm" svg:y="24.516cm">
          <draw:text-box>
            <text:p text:style-name="P21"><text:span text:style-name="T38">Played full </text:span><text:span text:style-name="T38">role, I’v </text:span><text:span text:style-name="T38">handled </text:span><text:span text:style-name="T38">more than </text:span><text:span text:style-name="T39">20</text:span><text:span text:style-name="T38"> mind </text:span><text:span text:style-name="T38">sets, </text:span><text:span text:style-name="T38">Developed </text:span><text:span text:style-name="T38">quite </text:span><text:span text:style-name="T38">several </text:span><text:span text:style-name="T38">projects, </text:span><text:span text:style-name="T38">front&amp;back </text:span><text:span text:style-name="T38">end. Most </text:span><text:span text:style-name="T38">of the time I </text:span><text:span text:style-name="T38">was dealing </text:span><text:span text:style-name="T38">with </text:span><text:span text:style-name="T40">MSSQL </text:span><text:span text:style-name="T40">server</text:span><text:span text:style-name="T38">, </text:span><text:span text:style-name="T40">Sqlite</text:span><text:span text:style-name="T38"> on </text:span><text:span text:style-name="T38">top of </text:span><text:span text:style-name="T40">NodeJS</text:span><text:span text:style-name="T38">, and </text:span><text:span text:style-name="T40">Reactjs</text:span><text:span text:style-name="T38">.</text:span></text:p>
          </draw:text-box>
        </draw:frame>
        <draw:line draw:style-name="gr32" draw:text-style-name="P47" draw:layer="layout" svg:x1="1.567cm" svg:y1="23.833cm" svg:x2="1.567cm" svg:y2="29.626cm">
          <text:p/>
        </draw:line>
        <draw:custom-shape draw:style-name="gr31" draw:text-style-name="P46" draw:layer="layout" svg:width="0.175cm" svg:height="0.181cm" svg:x="1.472cm" svg:y="23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9.424cm" svg:y="9.3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  <draw:frame draw:style-name="gr9" draw:text-style-name="P14" draw:layer="layout" svg:width="0.466cm" svg:height="0.466cm" svg:x="11.589cm" svg:y="17.9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  <draw:frame draw:style-name="gr9" draw:text-style-name="P14" draw:layer="layout" svg:width="0.466cm" svg:height="0.466cm" svg:x="10.889cm" svg:y="20.0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  <draw:frame draw:style-name="gr9" draw:text-style-name="P14" draw:layer="layout" svg:width="0.466cm" svg:height="0.466cm" svg:x="15.007cm" svg:y="21.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1">Office </text:span><text:span text:style-name="T41">Archive </text:span><text:span text:style-name="T41">App –</text:span><text:span text:style-name="T42"> </text:span><text:span text:style-name="T43">Worked </text:span><text:span text:style-name="T43">on full </text:span><text:span text:style-name="T43">functio</text:span><text:span text:style-name="T43">nal </text:span><text:span text:style-name="T43">archive </text:span><text:span text:style-name="T43">can </text:span><text:span text:style-name="T44">CRUD</text:span><text:span text:style-name="T43"> </text:span><text:span text:style-name="T43">fax, </text:span><text:span text:style-name="T45">All </text:span><text:span text:style-name="T45">that </text:span><text:span text:style-name="T45">depend</text:span><text:span text:style-name="T45">s on </text:span><text:span text:style-name="T46">year, </text:span><text:span text:style-name="T46">stage, </text:span><text:span text:style-name="T45"><text:s/></text:span><text:span text:style-name="T45">and </text:span><text:span text:style-name="T47">fax </text:span><text:span text:style-name="T47">title</text:span><text:span text:style-name="T45"> or </text:span><text:span text:style-name="T45">soldier </text:span><text:span text:style-name="T47">name</text:span><text:span text:style-name="T45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1">Intervie</text:span><text:span text:style-name="T41">w Panel </text:span><text:span text:style-name="T41">–</text:span><text:span text:style-name="T42"> </text:span><text:span text:style-name="T43">Built a </text:span><text:span text:style-name="T43">dashbo</text:span><text:span text:style-name="T43">ard that </text:span><text:span text:style-name="T43">searche</text:span><text:span text:style-name="T43">s </text:span><text:span text:style-name="T43">efficien</text:span><text:span text:style-name="T43">tly at </text:span><text:span text:style-name="T48">~125k</text:span><text:span text:style-name="T43"> </text:span><text:span text:style-name="T43">recorde</text:span><text:span text:style-name="T43">r to </text:span><text:span text:style-name="T44">View, </text:span><text:span text:style-name="T44">Collect, <text:s/></text:span><text:span text:style-name="T44">Edit, </text:span><text:span text:style-name="T43">and </text:span><text:span text:style-name="T44">Delete </text:span><text:span text:style-name="T45">soldier </text:span><text:span text:style-name="T45">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9">Solider </text:span><text:span text:style-name="T49">Examin</text:span><text:span text:style-name="T49">er –</text:span><text:span text:style-name="T50"> </text:span><text:span text:style-name="T51">Recreat</text:span><text:span text:style-name="T51">ed</text:span><text:span text:style-name="T52"> exam </text:span><text:span text:style-name="T52">app, </text:span><text:span text:style-name="T52">which </text:span><text:span text:style-name="T52">has </text:span><text:span text:style-name="T52">three </text:span><text:span text:style-name="T52">types of </text:span><text:span text:style-name="T52">questio</text:span><text:span text:style-name="T52">ns that </text:span><text:span text:style-name="T52">helps to </text:span><text:span text:style-name="T52">measur</text:span><text:span text:style-name="T52">e </text:span><text:span text:style-name="T52">Psychol</text:span><text:span text:style-name="T52">ogical, </text:span><text:span text:style-name="T52">Sexual, </text:span><text:span text:style-name="T52">and </text:span><text:span text:style-name="T52">religiou</text:span><text:span text:style-name="T52">s </text:span><text:span text:style-name="T52">deviatio</text:span><text:span text:style-name="T52">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9">Leader </text:span><text:span text:style-name="T49">Assistan</text:span><text:span text:style-name="T49">t –</text:span><text:span text:style-name="T50"> </text:span><text:span text:style-name="T52">A </text:span><text:span text:style-name="T53">LAN </text:span><text:span text:style-name="T52">based </text:span><text:span text:style-name="T52">app for </text:span><text:span text:style-name="T52">the </text:span><text:span text:style-name="T52">leader </text:span><text:span text:style-name="T52">to </text:span><text:span text:style-name="T52">assign </text:span><text:span text:style-name="T52">orders, </text:span><text:span text:style-name="T52">track </text:span><text:span text:style-name="T52">request</text:span><text:span text:style-name="T52">s and </text:span><text:span text:style-name="T52">respons</text:span><text:span text:style-name="T52">e back </text:span><text:span text:style-name="T52">for </text:span><text:span text:style-name="T52">request</text:span><text:span text:style-name="T52">s </text:span><text:span text:style-name="T47">approve</text:span><text:span text:style-name="T52">, </text:span><text:span text:style-name="T47">wait</text:span><text:span text:style-name="T52"> or </text:span><text:span text:style-name="T52">just </text:span><text:span text:style-name="T47">delete</text:span><text:span text:style-name="T52"> it </text:span><text:span text:style-name="T52">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295cm">
          <draw:text-box>
            <text:list text:style-name="L2">
              <text:list-item>
                <text:p text:style-name="P21"><text:span text:style-name="T54">Made a dynamic </text:span><text:span text:style-name="T54">categories list that can </text:span><text:span text:style-name="T54">handle countless </text:span><text:span text:style-name="T54">number of catego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65cm">
          <draw:text-box>
            <text:list text:style-name="L2">
              <text:list-item>
                <text:p text:style-name="P21"><text:span text:style-name="T15">Implemented a </text:span><text:span text:style-name="T55">fully </text:span><text:span text:style-name="T55">functional</text:span><text:span text:style-name="T16"> dashboard</text:span><text:span text:style-name="T15">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3.63cm">
          <draw:text-box>
            <text:list text:style-name="L2">
              <text:list-item>
                <text:p text:style-name="P21"><text:span text:style-name="T15">The app has </text:span><text:span text:style-name="T15">cart, wish list </text:span><text:span text:style-name="T15">and checkout </text:span><text:span text:style-name="T15">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13cm">
          <draw:text-box>
            <text:list text:style-name="L2">
              <text:list-item>
                <text:p text:style-name="P21"><text:span text:style-name="T54">B</text:span><text:span text:style-name="T54">u</text:span><text:span text:style-name="T54">i</text:span><text:span text:style-name="T54">l</text:span><text:span text:style-name="T54">t</text:span><text:span text:style-name="T54"> </text:span><text:span text:style-name="T54">s</text:span><text:span text:style-name="T54">i</text:span><text:span text:style-name="T54">n</text:span><text:span text:style-name="T54">g</text:span><text:span text:style-name="T54">l</text:span><text:span text:style-name="T54">e</text:span><text:span text:style-name="T54"> </text:span><text:span text:style-name="T54">p</text:span><text:span text:style-name="T54">r</text:span><text:span text:style-name="T54">o</text:span><text:span text:style-name="T54">d</text:span><text:span text:style-name="T54">u</text:span><text:span text:style-name="T54">c</text:span><text:span text:style-name="T54">t</text:span><text:span text:style-name="T54"> </text:span><text:span text:style-name="T54">p</text:span><text:span text:style-name="T54">a</text:span><text:span text:style-name="T54">g</text:span><text:span text:style-name="T54">e</text:span><text:span text:style-name="T54"> </text:span><text:span text:style-name="T54">t</text:span><text:span text:style-name="T54">h</text:span><text:span text:style-name="T54">a</text:span><text:span text:style-name="T54">t</text:span><text:span text:style-name="T54"> </text:span><text:span text:style-name="T54">c</text:span><text:span text:style-name="T54">o</text:span><text:span text:style-name="T54">n</text:span><text:span text:style-name="T54">t</text:span><text:span text:style-name="T54">a</text:span><text:span text:style-name="T54">i</text:span><text:span text:style-name="T54">n</text:span><text:span text:style-name="T54">s</text:span><text:span text:style-name="T54"> </text:span><text:span text:style-name="T54">a</text:span><text:span text:style-name="T54">l</text:span><text:span text:style-name="T54">l</text:span><text:span text:style-name="T54"> </text:span><text:span text:style-name="T54">p</text:span><text:span text:style-name="T54">r</text:span><text:span text:style-name="T54">o</text:span><text:span text:style-name="T54">d</text:span><text:span text:style-name="T54">u</text:span><text:span text:style-name="T54">c</text:span><text:span text:style-name="T54">t</text:span><text:span text:style-name="T54"> </text:span><text:span text:style-name="T54">i</text:span><text:span text:style-name="T54">n</text:span><text:span text:style-name="T54">f</text:span><text:span text:style-name="T54">o</text:span><text:span text:style-name="T54">r</text:span><text:span text:style-name="T54">m</text:span><text:span text:style-name="T54">a</text:span><text:span text:style-name="T54">t</text:span><text:span text:style-name="T54">i</text:span><text:span text:style-name="T54">o</text:span><text:span text:style-name="T54">n</text:span><text:span text:style-name="T54">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7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</text:span><text:span text:style-name="T56">system for </text:span><text:span text:style-name="T56">the users </text:span><text:span text:style-name="T58">customers/sup</text:span><text:span text:style-name="T58">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Developed a notifications system to respond to orders and anything else that </text:span><text:span text:style-name="T15">should be notified. <text:s text:c="2"/>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4.63cm">
          <draw:text-box>
            <text:list text:style-name="L2">
              <text:list-item>
                <text:p text:style-name="P19"><text:span text:style-name="T56">Chat to keep in </text:span><text:span text:style-name="T56">touch with your </text:span><text:span text:style-name="T56">order. 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113cm">
          <draw:text-box>
            <text:list text:style-name="L2">
              <text:list-item>
                <text:p text:style-name="P19"><text:span text:style-name="T15">Shop page that </text:span><text:span text:style-name="T15">has </text:span><text:span text:style-name="T16">popular </text:span><text:span text:style-name="T15">products and </text:span><text:span text:style-name="T16">suggestions </text:span><text:span text:style-name="T59">for </text:span><text:span text:style-name="T59">the customer </text:span><text:span text:style-name="T16">(recommendatio</text:span><text:span text:style-name="T16">ns)</text:span><text:span text:style-name="T59">. </text:span></text:p>
              </text:list-item>
            </text:list>
          </draw:text-box>
        </draw:frame>
        <draw:frame draw:style-name="gr47" draw:text-style-name="P54" draw:layer="layout" svg:width="18.72cm" svg:height="0.696cm" svg:x="1.185cm" svg:y="12.173cm">
          <draw:text-box>
            <text:list text:style-name="L2">
              <text:list-item>
                <text:p text:style-name="P21"><text:span text:style-name="T54">A Hot list for </text:span><text:span text:style-name="T55">searching</text:span><text:span text:style-name="T54"> whole </text:span><text:span text:style-name="T54">products Also </text:span><text:span text:style-name="T16">shows suggestions</text:span><text:span text:style-name="T54"> </text:span><text:span text:style-name="T54">about trending searches.</text:span></text:p>
              </text:list-item>
            </text:list>
          </draw:text-box>
        </draw:frame>
        <draw:frame draw:style-name="gr48" draw:text-style-name="P27" draw:layer="layout" svg:width="2.867cm" svg:height="1.183cm" svg:x="0.71cm" svg:y="16.348cm">
          <draw:text-box>
            <text:p text:style-name="P19"><text:span text:style-name="T23">All Projects: </text:span></text:p>
          </draw:text-box>
        </draw:frame>
        <draw:frame draw:style-name="gr49" draw:text-style-name="P26" draw:layer="layout" svg:width="2.737cm" svg:height="0.696cm" svg:x="3.063cm" svg:y="16.431cm">
          <draw:text-box>
            <text:p text:style-name="P19"><text:span text:style-name="T60">(Portfolio)</text:span></text:p>
          </draw:text-box>
        </draw:frame>
        <draw:frame draw:style-name="gr22" draw:text-style-name="P55" draw:layer="layout" svg:width="8.202cm" svg:height="0.657cm" svg:x="5.025cm" svg:y="16.395cm">
          <draw:text-box>
            <text:p text:style-name="P21"><text:span text:style-name="T17"><text:a xlink:href="https://asalih.vercel.app/portfolio" xlink:type="simple">https://asalih.vercel.app/portfolio</text:a></text:span></text:p>
          </draw:text-box>
        </draw:frame>
      </draw:page>
      <draw:page draw:name="page2" draw:style-name="dp1" draw:master-page-name="Default">
        <draw:frame draw:style-name="gr50" draw:text-style-name="P48" draw:layer="layout" svg:width="8.388cm" svg:height="0.78cm" svg:x="1.158cm" svg:y="4.046cm">
          <draw:text-box>
            <text:p><text:span text:style-name="T61">UNIVERSI</text:span><text:span text:style-name="T61">TY OF </text:span><text:span text:style-name="T61">SADAT </text:span><text:span text:style-name="T61">CITY</text:span></text:p>
          </draw:text-box>
        </draw:frame>
        <draw:frame draw:style-name="gr51" draw:text-style-name="P56" draw:layer="layout" svg:width="3.031cm" svg:height="0.742cm" svg:x="1.448cm" svg:y="5.247cm">
          <draw:text-box>
            <text:p text:style-name="P21"><text:span text:style-name="T62">Law </text:span><text:span text:style-name="T62">student</text:span></text:p>
          </draw:text-box>
        </draw:frame>
        <draw:frame draw:style-name="gr22" draw:text-style-name="P55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</text:span><text:span text:style-name="T28">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</text:span><text:span text:style-name="T35">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2" draw:text-style-name="P57" draw:layer="layout" svg:width="7.385cm" svg:height="0.742cm" svg:x="1.012cm" svg:y="6.695cm">
          <draw:text-box>
            <text:p text:style-name="P21"><text:span text:style-name="T63">Language</text:span><text:span text:style-name="T63">s:</text:span></text:p>
          </draw:text-box>
        </draw:frame>
        <draw:frame draw:style-name="gr53" draw:text-style-name="P58" draw:layer="layout" svg:width="8.182cm" svg:height="0.742cm" svg:x="1.717cm" svg:y="7.292cm">
          <draw:text-box>
            <text:p text:style-name="P21"><text:span text:style-name="T64">Arabic <text:s text:c="2"/></text:span><text:span text:style-name="T62">native</text:span></text:p>
          </draw:text-box>
        </draw:frame>
        <draw:frame draw:style-name="gr54" draw:text-style-name="P58" draw:layer="layout" svg:width="8.436cm" svg:height="0.742cm" svg:x="1.712cm" svg:y="7.895cm">
          <draw:text-box>
            <text:p text:style-name="P21"><text:span text:style-name="T65">English <text:s/></text:span><text:span text:style-name="T66">B2</text:span></text:p>
          </draw:text-box>
        </draw:frame>
        <draw:frame draw:style-name="gr55" draw:text-style-name="P58" draw:layer="layout" svg:width="7.674cm" svg:height="0.742cm" svg:x="1.712cm" svg:y="8.495cm">
          <draw:text-box>
            <text:p text:style-name="P21"><text:span text:style-name="T65">Deutsch <text:s text:c="2"/></text:span><text:span text:style-name="T66">A2</text:span></text:p>
          </draw:text-box>
        </draw:frame>
        <draw:frame draw:style-name="gr56" draw:text-style-name="P57" draw:layer="layout" svg:width="6.876cm" svg:height="0.742cm" svg:x="1.012cm" svg:y="9.095cm">
          <draw:text-box>
            <text:p text:style-name="P21"><text:span text:style-name="T63">More </text:span><text:span text:style-name="T63">useful </text:span><text:span text:style-name="T63">links:</text:span></text:p>
          </draw:text-box>
        </draw:frame>
        <draw:line draw:style-name="gr57" draw:text-style-name="P59" draw:layer="layout" svg:x1="2.504cm" svg:y1="6.225cm" svg:x2="20.367cm" svg:y2="6.225cm">
          <text:p text:style-name="P11"><text:span text:style-name="T67"><text:s/></text:span></text:p>
        </draw:line>
        <draw:frame draw:style-name="gr58" draw:text-style-name="P32" draw:layer="layout" svg:width="2.421cm" svg:height="0.797cm" svg:x="0.701cm" svg:y="6.23cm">
          <draw:text-box>
            <text:p text:style-name="P1"><text:span text:style-name="T68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9" draw:text-style-name="P60" draw:layer="layout" svg:width="13.482cm" svg:height="0.742cm" svg:x="1.769cm" svg:y="9.706cm">
          <draw:text-box>
            <text:p text:style-name="P19"><text:span text:style-name="T69">@salihcod</text:span><text:span text:style-name="T69">ev</text:span><text:span text:style-name="T70"> </text:span><text:span text:style-name="T71"><text:s text:c="4"/></text:span><text:span text:style-name="T71"><text:a xlink:href="https://www.github.com/salihcodev" xlink:type="simple">Github</text:a></text:span><text:span text:style-name="T72">, </text:span><text:span text:style-name="T72"><text:a xlink:href="https://www.linkedin.com/in/salihcodev" xlink:type="simple">Linkedin</text:a></text:span><text:span text:style-name="T72">, </text:span><text:span text:style-name="T72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</text:span><text:span text:style-name="T35">2019 : Sep <text:s/></text:span><text:span text:style-name="T35">- 2020 </text:span></text:p>
          </draw:text-box>
        </draw:frame>
        <draw:frame draw:style-name="gr60" draw:text-style-name="P50" draw:layer="layout" svg:width="5.225cm" svg:height="0.823cm" svg:x="1.846cm" svg:y="1.124cm">
          <draw:text-box>
            <text:p text:style-name="P21"><text:span text:style-name="T36">Web </text:span><text:span text:style-name="T36">Designe</text:span><text:span text:style-name="T36">r</text:span></text:p>
          </draw:text-box>
        </draw:frame>
        <draw:frame draw:style-name="gr61" draw:text-style-name="P62" draw:layer="layout" svg:width="3.031cm" svg:height="0.742cm" svg:x="4.048cm" svg:y="0.155cm">
          <draw:text-box>
            <text:p text:style-name="P21"><text:span text:style-name="T73">freelancing</text:span></text:p>
          </draw:text-box>
        </draw:frame>
        <draw:frame draw:style-name="gr22" draw:text-style-name="P55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4">Extende</text:span><text:span text:style-name="T74">d my </text:span><text:span text:style-name="T74">experie</text:span><text:span text:style-name="T74">nce in </text:span><text:span text:style-name="T74">backen</text:span><text:span text:style-name="T74">d </text:span><text:span text:style-name="T74">technol</text:span><text:span text:style-name="T74">ogies </text:span><text:span text:style-name="T74">such as</text:span><text:span text:style-name="T75"> </text:span><text:span text:style-name="T76">NodeJS</text:span><text:span text:style-name="T77">,</text:span><text:span text:style-name="T78"> </text:span><text:span text:style-name="T76">Express</text:span><text:span text:style-name="T76">JS</text:span><text:span text:style-name="T77">,</text:span><text:span text:style-name="T78"> </text:span><text:span text:style-name="T76">NestJS</text:span><text:span text:style-name="T77">,</text:span><text:span text:style-name="T78"> </text:span><text:span text:style-name="T76">MongoDB</text:span></text:p>
              </text:list-item>
            </text:list>
          </draw:text-box>
        </draw:frame>
        <draw:frame draw:style-name="gr62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1">Became </text:span><text:span text:style-name="T51">aware </text:span><text:span text:style-name="T51">of UI &amp; </text:span><text:span text:style-name="T51">UX, </text:span><text:span text:style-name="T51">Which I </text:span><text:span text:style-name="T51">worked </text:span><text:span text:style-name="T51">on </text:span><text:span text:style-name="T51">almost </text:span><text:span text:style-name="T79">~30</text:span><text:span text:style-name="T51"> </text:span><text:span text:style-name="T51">freelanc</text:span><text:span text:style-name="T51">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59FBB2DB374E20B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12T14:40:41.118751178</dc:date>
    <meta:editing-duration>P4DT28M13S</meta:editing-duration>
    <meta:editing-cycles>740</meta:editing-cycles>
    <meta:document-statistic meta:object-count="116"/>
  </office:meta>
</office:document-meta>
</file>